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3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733" table:style-name="ce3">
            <text:p>733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9H9M0.000S" table:style-name="ce6">
            <text:p>09:09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5T00:00:00" table:style-name="ce7">
            <text:p>5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17.23" table:style-name="ce1">
            <text:p>117.2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29.1" table:style-name="ce1">
            <text:p>29.1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21:02Z</dc:date>
    <meta:editing-cycles>30</meta:editing-cycles>
    <meta:editing-duration>PT0S</meta:editing-duration>
  </office:meta>
</office:document-meta>
</file>